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ro36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3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1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1T12:02:23.97">
            <text:p>2021/4/21 12:02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1T12:02:23.97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3.97">
            <text:p>0421 <text:s/>1202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1T12:02:23.97">
            <text:p>2021/4/21 12:02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1T12:02:23.97">
            <text:p>2021/4/21 12:02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1T12:02:24.02">
            <text:p>2021/4/21 12:02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5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5">
            <text:p>0421 <text:s/>1202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1T12:02:24.05">
            <text:p>0421 <text:s/>1202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1T12:02:24.05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1T12:02:24.06">
            <text:p>0421 <text:s/>1202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6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6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6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1T12:02:24.06">
            <text:p>0421 <text:s/>1202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1">
            <text:p>4月21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1T12:02:24.07">
            <text:p>0421 <text:s/>1202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7">
            <text:p>0421 <text:s/>1202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1T12:02:24.07">
            <text:p>0421 <text:s/>1202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table:style-name="ce10" table:formula="of:=NOW()" office:value-type="date" office:date-value="2021-04-21T12:02:24.07">
            <text:p>0421 <text:s/>1202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3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8" table:number-columns-repeated="2"/>
          <table:table-cell table:style-name="ce23" office:value-type="date" office:date-value="2021-03-25T13:08:31.82">
            <text:p>0325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4">
            <text:p>0421 <text:s/>1202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5">
            <text:p>0421 <text:s/>1202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5">
            <text:p>0421 <text:s/>1202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5">
            <text:p>0421 <text:s/>1202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5">
            <text:p>0421 <text:s/>1202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8" office:value-type="string">
            <text:p>march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6">
            <text:p>0421 <text:s/>1202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7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8">
            <text:p>0421 <text:s/>1202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19">
            <text:p>0421 <text:s/>1202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1T12:02:24.2">
            <text:p>0421 <text:s/>1202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8" office:value-type="string">
            <text:p>Nie kupiłem wczoraj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9" office:value-type="string">
            <text:p>매끄럽게 연주 할 것인지, 음을 불어 내기 전에 숨을 멈출 것인지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8" office:value-type="string">
            <text:p>I karmiła koty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9" office:value-type="string">
            <text:p>거기 고양이 두 마리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9" office:value-type="string">
            <text:p>나는 그들에게 음식을 준다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8" office:value-type="string">
            <text:p>Я играл на японской флейте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8" office:value-type="string">
            <text:p>Zjadłem przekąskę na lunch.</text:p>
          </table:table-cell>
          <table:table-cell table:style-name="ce41" office:value-type="string" table:number-columns-spanned="2" table:number-rows-spanned="1">
            <text:p>Я перекусил на обед.</text:p>
          </table:table-cell>
          <table:covered-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3"/>
          <table:table-cell table:style-name="ce39" office:value-type="string">
            <text:p>괜찮아?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3"/>
          <table:table-cell table:style-name="ce34" office:value-type="string">
            <text:p>그는 이 못에 의해 상처를 입었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3"/>
          <table:table-cell table:style-name="ce34" office:value-type="string">
            <text:p>그는 바닥에 쓰러졌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7" office:value-type="string" table:number-columns-spanned="2" table:number-rows-spanned="1">
            <text:p>입술의 모양과 공기의 방향 만 바꿉니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3" office:value-type="string">
            <text:p>a'thaamina</text:p>
          </table:table-cell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3" office:value-type="string">
            <text:p>dhahaptu / ayd^an / ma'dhari</text:p>
          </table:table-cell>
          <table:table-cell table:style-name="ce40" office:value-type="string">
            <text:p>또한 가게에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3" office:value-type="string">
            <text:p>hedhuda'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3" office:value-type="string">
            <text:p>miyaan / wa'ade / chariydam</text:p>
          </table:table-cell>
          <table:table-cell table:style-name="ce34" office:value-type="string">
            <text:p>I bought a snac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3"/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3" office:value-type="string">
            <text:p>ithnayni</text:p>
          </table:table-cell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the 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3" office:value-type="string">
            <text:p>kyaana_t / hunaaka / ghyuwmon</text:p>
          </table:table-cell>
          <table:table-cell table:style-name="ce34" office:value-type="string" table:number-columns-spanned="2" table:number-rows-spanned="1">
            <text:p>there were clouds in the sk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3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3" office:value-type="string">
            <text:p>furuwshukaa / miyrawam</text:p>
          </table:table-cell>
          <table:table-cell table:style-name="ce34" office:value-type="string">
            <text:p>I go to the stor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3"/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3"/>
          <table:table-cell table:style-name="ce34" office:value-type="string" table:number-columns-spanned="2" table:number-rows-spanned="1">
            <text:p>I watched pornography video last nigh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3"/>
          <table:table-cell table:style-name="ce34" office:value-type="string" table:number-columns-spanned="2" table:number-rows-spanned="1">
            <text:p>I downloaded the video the day before yesterda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33" office:value-type="string" table:number-columns-spanned="2" table:number-rows-spanned="1">
            <text:p>this box is heavy. yon don't need to move it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33" office:value-type="string" table:number-columns-spanned="2" table:number-rows-spanned="1">
            <text:p>to jest bardzo niebezpieczn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33" office:value-type="string">
            <text:p>a'thlathaaI / al'Ashriyna</text:p>
          </table:table-cell>
          <table:table-cell table:style-name="ce34" office:value-type="string">
            <text:p>it was tuesday, april twentie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37" office:value-type="string" table:number-columns-spanned="2" table:number-rows-spanned="1">
            <text:p>나는 치과에 갔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33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6">
            <text:p>35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7">
            <text:p>35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8">
            <text:p>35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9">
            <text:p>35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0">
            <text:p>36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1">
            <text:p>36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2">
            <text:p>36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3">
            <text:p>36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4">
            <text:p>36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5">
            <text:p>36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8">
            <text:p>36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0">
            <text:p>37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1">
            <text:p>37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2">
            <text:p>37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3">
            <text:p>37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6">
            <text:p>37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7">
            <text:p>37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8">
            <text:p>37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1T12:02:23.27">
            <text:p>0421 <text:s/>1202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1T12:02:24.4">
            <text:p>0421 <text:s/>1202</text:p>
          </table:table-cell>
          <table:table-cell table:style-name="ce24" table:formula="of:=NOW()" office:value-type="date" office:date-value="2021-04-21T12:02:24.4">
            <text:p>0421 <text:s/>1202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1T12:02:24.4">
            <text:p>0421 <text:s/>120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 office:value-type="date" office:date-value="2021-03-23T09:01:30.66">
            <text:p>0323</text:p>
          </table:table-cell>
          <table:table-cell table:style-name="ce45" office:value-type="date" office:date-value="2021-03-24T14:23:17.96">
            <text:p>0324</text:p>
          </table:table-cell>
          <table:table-cell table:style-name="ce45" office:value-type="date" office:date-value="2021-03-25T12:57:57.93">
            <text:p>0325</text:p>
          </table:table-cell>
          <table:table-cell table:style-name="ce45" table:number-columns-repeated="4"/>
          <table:table-cell table:style-name="ce24" table:formula="of:=NOW()" office:value-type="date" office:date-value="2021-04-21T12:02:24.47">
            <text:p>0421 <text:s/>1202</text:p>
          </table:table-cell>
          <table:table-cell table:number-columns-repeated="1009"/>
        </table:table-row>
        <table:table-row table:style-name="ro36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2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36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2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36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36">
          <table:table-cell table:style-name="ce44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36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2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36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36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number-columns-repeated="5" table:style-name="ce46" office:value-type="string">
            <text:p>#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1T12:02:24.48">
            <text:p>0421 <text:s/>120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10" table:formula="of:=NOW()" office:value-type="date" office:date-value="2021-04-21T12:02:24.47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table:style-name="ce24" table:formula="of:=NOW()" office:value-type="date" office:date-value="2021-04-21T12:02:24.48">
            <text:p>0421 <text:s/>1202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2021/04/21</text:date>, <text:time>12:02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1T12:02:23.65</dc:date>
    <dc:creator>iwabuchi ken</dc:creator>
    <meta:editing-duration>P1DT17H30M8S</meta:editing-duration>
    <meta:editing-cycles>258</meta:editing-cycles>
    <meta:generator>OpenOffice/4.1.3$Win32 OpenOffice.org_project/413m1$Build-9783</meta:generator>
    <meta:document-statistic meta:table-count="3" meta:cell-count="2713" meta:object-count="0"/>
  </office:meta>
</office:document-meta>
</file>